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3615CA1C6B014C02B11.jpg" manifest:media-type="image/jpeg"/>
  <manifest:file-entry manifest:full-path="Pictures/10000201000008000000063DC67E1D62E83722D8.png" manifest:media-type="image/png"/>
  <manifest:file-entry manifest:full-path="Pictures/10000201000008000000052A6749A080B54D73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Standard"><draw:frame draw:style-name="fr1" draw:name="image1.png" text:anchor-type="as-char" svg:width="6.2681in" svg:height="4.0417in" draw:z-index="0"><draw:image xlink:href="Pictures/10000201000008000000052A6749A080B54D7341.png" xlink:type="simple" xlink:show="embed" xlink:actuate="onLoad" loext:mime-type="image/png"/></draw:frame></text:p>
      <text:p text:style-name="Standard"/>
      <text:p text:style-name="Standard"/>
      <text:p text:style-name="Standard">Ejercicio 2</text:p>
      <text:p text:style-name="Standard"><draw:frame draw:style-name="fr1" draw:name="image2.png" text:anchor-type="as-char" svg:width="6.0465in" svg:height="4.7083in" draw:z-index="0"><draw:image xlink:href="Pictures/10000201000008000000063DC67E1D62E83722D8.png" xlink:type="simple" xlink:show="embed" xlink:actuate="onLoad" loext:mime-type="image/png"/></draw:frame></text:p>
      <text:p text:style-name="Standard">Ejercicio 3</text:p>
      <text:p text:style-name="Standard"><draw:frame draw:style-name="fr1" draw:name="image3.jpg" text:anchor-type="as-char" svg:width="6.2681in" svg:height="2.6528in" draw:z-index="0"><draw:image xlink:href="Pictures/1000000000000800000003615CA1C6B014C02B1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6" meta:word-count="6" meta:character-count="33" meta:non-whitespace-character-count="30"/>
    <meta:generator>LibreOfficeDev/6.0.5.2$Linux_X86_64 LibreOffice_project/</meta:generator>
  </office:meta>
</office:document-meta>
</file>